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layout-cache" manifest:media-type="application/binary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525in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position="0% 100%" style:font-name="Liberation Mono" fo:font-size="11pt" fo:font-style="normal" fo:font-weight="normal" officeooo:rsid="000525ee" officeooo:paragraph-rsid="000525ee" style:font-size-asian="11pt" style:font-style-asian="normal" style:font-weight-asian="normal"/>
    </style:style>
    <style:style style:name="P2" style:family="paragraph" style:parent-style-name="Standard">
      <style:text-properties style:text-position="0% 100%" style:font-name="Liberation Mono" fo:font-size="11pt" fo:language="de" fo:country="DE" fo:font-style="normal" fo:font-weight="normal" officeooo:rsid="000a4c05" officeooo:paragraph-rsid="000541b7" style:font-size-asian="11pt" style:font-style-asian="normal" style:font-weight-asian="normal"/>
    </style:style>
    <style:style style:name="P3" style:family="paragraph" style:parent-style-name="Standard">
      <style:text-properties style:text-position="0% 100%" style:font-name="Liberation Sans1" fo:font-size="11pt" fo:font-style="normal" fo:font-weight="normal" officeooo:rsid="000dac65" officeooo:paragraph-rsid="00077cc1" style:font-size-asian="11pt" style:font-style-asian="normal" style:font-weight-asian="normal"/>
    </style:style>
    <style:style style:name="P4" style:family="paragraph" style:parent-style-name="Standard">
      <style:text-properties style:text-position="0% 100%" style:font-name="Liberation Sans1" fo:font-size="11pt" fo:font-style="normal" fo:font-weight="normal" officeooo:rsid="00051258" officeooo:paragraph-rsid="00077cc1" style:font-size-asian="11pt" style:font-style-asian="normal" style:font-weight-asian="normal"/>
    </style:style>
    <style:style style:name="P5" style:family="paragraph" style:parent-style-name="Standard">
      <style:text-properties style:text-position="0% 100%" style:font-name="Liberation Sans1" fo:font-size="11pt" fo:font-style="normal" fo:font-weight="normal" officeooo:rsid="000525ee" officeooo:paragraph-rsid="00077cc1" style:font-size-asian="11pt" style:font-style-asian="normal" style:font-weight-asian="normal"/>
    </style:style>
    <style:style style:name="P6" style:family="paragraph" style:parent-style-name="Standard">
      <style:text-properties style:text-position="0% 100%" style:font-name="Liberation Sans1" officeooo:rsid="00035ab0" officeooo:paragraph-rsid="00077cc1"/>
    </style:style>
    <style:style style:name="P7" style:family="paragraph" style:parent-style-name="Standard">
      <style:text-properties style:text-position="0% 100%" style:font-name="Liberation Sans1" officeooo:rsid="00051258" officeooo:paragraph-rsid="00077cc1"/>
    </style:style>
    <style:style style:name="P8" style:family="paragraph" style:parent-style-name="Standard">
      <style:text-properties fo:language="de" fo:country="DE" officeooo:rsid="00080c10" officeooo:paragraph-rsid="000541b7"/>
    </style:style>
    <style:style style:name="P9" style:family="paragraph" style:parent-style-name="Standard">
      <style:text-properties fo:language="de" fo:country="DE" officeooo:rsid="000a4c05" officeooo:paragraph-rsid="000541b7"/>
    </style:style>
    <style:style style:name="P10" style:family="paragraph" style:parent-style-name="Standard">
      <style:text-properties style:font-name="Liberation Sans1" officeooo:rsid="00035ab0" officeooo:paragraph-rsid="00077cc1"/>
    </style:style>
    <style:style style:name="P11" style:family="paragraph" style:parent-style-name="Standard">
      <style:text-properties style:font-name="Liberation Sans1" style:text-underline-style="solid" style:text-underline-width="auto" style:text-underline-color="font-color" officeooo:rsid="00035ab0" officeooo:paragraph-rsid="00077cc1"/>
    </style:style>
    <style:style style:name="P12" style:family="paragraph" style:parent-style-name="Standard">
      <style:text-properties style:font-name="Liberation Sans1" officeooo:rsid="00051258" officeooo:paragraph-rsid="00077cc1"/>
    </style:style>
    <style:style style:name="P13" style:family="paragraph" style:parent-style-name="Standard">
      <style:text-properties style:font-name="Liberation Sans1" officeooo:rsid="000bdde5" officeooo:paragraph-rsid="00077cc1"/>
    </style:style>
    <style:style style:name="P14" style:family="paragraph" style:parent-style-name="Standard">
      <style:text-properties style:font-name="Liberation Sans1" officeooo:rsid="000dac65" officeooo:paragraph-rsid="00077cc1"/>
    </style:style>
    <style:style style:name="P15" style:family="paragraph" style:parent-style-name="Standard">
      <style:text-properties style:font-name="Liberation Sans1" officeooo:paragraph-rsid="00077cc1"/>
    </style:style>
    <style:style style:name="P16" style:family="paragraph" style:parent-style-name="Table_20_Contents">
      <style:text-properties officeooo:rsid="0009c003" officeooo:paragraph-rsid="000541b7"/>
    </style:style>
    <style:style style:name="P17" style:family="paragraph" style:parent-style-name="Table_20_Contents">
      <style:text-properties officeooo:rsid="000a4c05" officeooo:paragraph-rsid="000541b7"/>
    </style:style>
    <style:style style:name="P18" style:family="paragraph" style:parent-style-name="Table_20_Contents">
      <style:text-properties officeooo:rsid="000b1499" officeooo:paragraph-rsid="000541b7"/>
    </style:style>
    <style:style style:name="P19" style:family="paragraph" style:parent-style-name="Table_20_Contents">
      <style:text-properties officeooo:paragraph-rsid="000541b7"/>
    </style:style>
    <style:style style:name="P20" style:family="paragraph" style:parent-style-name="Text_20_body">
      <style:paragraph-properties fo:text-align="end" style:justify-single-word="false"/>
      <style:text-properties style:font-name="Liberation Sans1" officeooo:rsid="0008dfde" officeooo:paragraph-rsid="0008dfde"/>
    </style:style>
    <style:style style:name="P21" style:family="paragraph" style:parent-style-name="Title">
      <style:text-properties style:font-name="Liberation Sans1" officeooo:paragraph-rsid="00077cc1"/>
    </style:style>
    <style:style style:name="P22" style:family="paragraph" style:parent-style-name="Standard">
      <style:text-properties style:font-name="Liberation Sans1" officeooo:rsid="00035ab0" officeooo:paragraph-rsid="00077cc1"/>
    </style:style>
    <style:style style:name="P23" style:family="paragraph" style:parent-style-name="Standard">
      <style:text-properties style:font-name="Liberation Sans1" officeooo:rsid="000aaa94" officeooo:paragraph-rsid="000aaa94"/>
    </style:style>
    <style:style style:name="P24" style:family="paragraph" style:parent-style-name="Heading_20_2">
      <style:text-properties style:font-name="Liberation Sans1" officeooo:paragraph-rsid="00077cc1"/>
    </style:style>
    <style:style style:name="T1" style:family="text">
      <style:text-properties style:text-position="0% 100%"/>
    </style:style>
    <style:style style:name="T2" style:family="text">
      <style:text-properties style:text-position="0% 100%" officeooo:rsid="00051258"/>
    </style:style>
    <style:style style:name="T3" style:family="text">
      <style:text-properties style:text-position="0% 100%" fo:font-size="11pt" fo:font-style="normal" fo:font-weight="normal" officeooo:rsid="00051258" style:font-size-asian="11pt" style:font-style-asian="normal" style:font-weight-asian="normal"/>
    </style:style>
    <style:style style:name="T4" style:family="text">
      <style:text-properties officeooo:rsid="000bef64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Versuch 1</text:p>
      <text:p text:style-name="P20">Lukas Pensler und Simon Struck</text:p>
      <text:h text:style-name="P24" text:outline-level="2">3.2</text:h>
      <text:p text:style-name="P10"><draw:frame draw:style-name="fr1" draw:name="Object22" text:anchor-type="as-char" svg:y="-0.1201in" svg:width="1.6929in" svg:height="0.1846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10"/>
      <text:p text:style-name="P10">A)</text:p>
      <text:p text:style-name="P23">Soll:</text:p>
      <text:p text:style-name="P10"><draw:frame draw:style-name="fr1" draw:name="Object17" text:anchor-type="as-char" svg:y="-0.2382in" svg:width="2.2307in" svg:height="0.3811in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0"/>
      <text:p text:style-name="P23">Ist:</text:p>
      <text:p text:style-name="P11"><draw:frame draw:style-name="fr1" draw:name="Object18" text:anchor-type="as-char" svg:y="-0.2382in" svg:width="1.9134in" svg:height="0.3811in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0"/>
      <text:p text:style-name="P10">BC)</text:p>
      <text:p text:style-name="P10"><draw:frame draw:style-name="fr1" draw:name="Object19" text:anchor-type="as-char" svg:y="-0.1138in" svg:width="0.9661in" svg:height="0.1783in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6"><draw:frame draw:style-name="fr1" draw:name="Object20" text:anchor-type="as-char" svg:y="-0.1201in" svg:width="1.2181in" svg:height="0.1846in" draw:z-index="4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6"><draw:frame draw:style-name="fr1" draw:name="Object21" text:anchor-type="as-char" svg:y="-0.1201in" svg:width="0.7925in" svg:height="0.1846in" draw:z-index="5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6"/>
      <text:p text:style-name="P6">Soll:</text:p>
      <text:p text:style-name="P7"><draw:frame draw:style-name="fr1" draw:name="Object23" text:anchor-type="as-char" svg:y="-0.2382in" svg:width="2.4756in" svg:height="0.3811in" draw:z-index="6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7"/>
      <text:p text:style-name="P7">Ist:</text:p>
      <text:p text:style-name="P7"><draw:frame draw:style-name="fr1" draw:name="Object24" text:anchor-type="as-char" svg:y="-0.2382in" svg:width="2.3193in" svg:height="0.3811in" draw:z-index="7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7"/>
      <text:p text:style-name="P7">DE)</text:p>
      <text:p text:style-name="P12"><text:span text:style-name="T1"><text:s/></text:span><text:span text:style-name="T1"><draw:frame draw:style-name="fr1" draw:name="Object1" text:anchor-type="as-char" svg:y="-0.2382in" svg:width="2.289in" svg:height="0.3811in" draw:z-index="8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<text:p text:style-name="P7"/>
      <text:p text:style-name="P7">Soll:</text:p>
      <text:p text:style-name="P7"><draw:frame draw:style-name="fr1" draw:name="Object2" text:anchor-type="as-char" svg:y="-0.2382in" svg:width="1.648in" svg:height="0.3811in" draw:z-index="9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7">Ist:</text:p>
      <text:p text:style-name="P7"><draw:frame draw:style-name="fr1" draw:name="Object3" text:anchor-type="as-char" svg:y="-0.2264in" svg:width="1.7661in" svg:height="0.3575in" draw:z-index="10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7"/>
      <text:p text:style-name="P7">Annahme = R1 = R2</text:p>
      <text:p text:style-name="P15"><text:span text:style-name="T2">geg.: 6V <text:s/>31.1 </text:span><text:span text:style-name="T3">Ohm</text:span></text:p>
      <text:p text:style-name="P4"/>
      <text:p text:style-name="P4"><draw:frame draw:style-name="fr1" draw:name="Object4" text:anchor-type="as-char" svg:y="-0.2437in" svg:width="1.4429in" svg:height="0.3929in" draw:z-index="11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4"><draw:frame draw:style-name="fr1" draw:name="Object5" text:anchor-type="as-char" svg:y="-0.2437in" svg:width="1.1465in" svg:height="0.3929in" draw:z-index="12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5"><draw:frame draw:style-name="fr1" draw:name="Object25" text:anchor-type="as-char" svg:y="-0.1484in" svg:width="0.8701in" svg:height="0.1839in" draw:z-index="13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5"><text:soft-page-break/></text:p>
      <text:h text:style-name="P24" text:outline-level="2">3.3</text:h>
      <text:p text:style-name="P13"/>
      <text:p text:style-name="P13">Mit geoeffnetem Schalter:</text:p>
      <text:p text:style-name="P13">geg.: U = 6V, R = 10 Ohm</text:p>
      <text:p text:style-name="P13"/>
      <text:p text:style-name="P13"><draw:frame draw:style-name="fr1" draw:name="Object6" text:anchor-type="as-char" svg:y="-0.1484in" svg:width="2.8366in" svg:height="0.2091in" draw:z-index="14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13"/>
      <text:p text:style-name="P13"><draw:frame draw:style-name="fr1" draw:name="Object7" text:anchor-type="as-char" svg:y="-0.2437in" svg:width="1.4839in" svg:height="0.3929in" draw:z-index="15"><draw:object xlink:href="./Object 17" xlink:type="simple" xlink:show="embed" xlink:actuate="onLoad"/><draw:image xlink:href="./ObjectReplacements/Object 17" xlink:type="simple" xlink:show="embed" xlink:actuate="onLoad"/><svg:desc>formula</svg:desc></draw:frame><text:s/></text:p>
      <text:p text:style-name="P13"/>
      <text:p text:style-name="P14">Mit geschlossenem Schalter:</text:p>
      <text:p text:style-name="P13"><draw:frame draw:style-name="fr1" draw:name="Object8" text:anchor-type="as-char" svg:y="-0.2437in" svg:width="1.3484in" svg:height="0.3929in" draw:z-index="16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13"><draw:frame draw:style-name="fr1" draw:name="Object9" text:anchor-type="as-char" svg:y="-0.2437in" svg:width="2.0984in" svg:height="0.3929in" draw:z-index="17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13"><draw:frame draw:style-name="fr1" draw:name="Object10" text:anchor-type="as-char" svg:y="-0.1484in" svg:width="0.7874in" svg:height="0.2091in" draw:z-index="18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13"/>
      <text:p text:style-name="P13"><draw:frame draw:style-name="fr1" draw:name="Object11" text:anchor-type="as-char" svg:y="-0.2437in" svg:width="2.178in" svg:height="0.3929in" draw:z-index="19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13"/>
      <text:p text:style-name="P14">(Keine realen Messwerte zum Vergleich vorhanden)</text:p>
      <text:p text:style-name="P14"/>
      <text:p text:style-name="P14"/>
      <text:h text:style-name="P24" text:outline-level="2">3.4</text:h>
      <text:p text:style-name="P14"><draw:frame draw:style-name="fr1" draw:name="Object26" text:anchor-type="as-char" svg:y="-0.1484in" svg:width="1.5618in" svg:height="0.1839in" draw:z-index="20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14"/>
      <text:p text:style-name="P14"><draw:frame draw:style-name="fr1" draw:name="Object12" text:anchor-type="as-char" svg:y="-0.1484in" svg:width="2.1508in" svg:height="0.2091in" draw:z-index="21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14"><draw:frame draw:style-name="fr1" draw:name="Object13" text:anchor-type="as-char" svg:y="-0.2437in" svg:width="1.9756in" svg:height="0.3929in" draw:z-index="22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14"><draw:frame draw:style-name="fr1" draw:name="Object14" text:anchor-type="as-char" svg:y="-0.1484in" svg:width="3.0665in" svg:height="0.2091in" draw:z-index="23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14"><draw:frame draw:style-name="fr1" draw:name="Object15" text:anchor-type="as-char" svg:y="-0.2437in" svg:width="1.6598in" svg:height="0.3929in" draw:z-index="24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13"/>
      <text:p text:style-name="P3">(Keine realen Messwerte zum Vergleich vorhanden)</text:p>
      <text:p text:style-name="P1"/>
      <text:p text:style-name="P8">Aufgabe 3.2</text:p>
      <text:p text:style-name="P8"/>
      <text:p text:style-name="P8">Reihen Sie die Glühlampen nach der Helligkeit der Glühlampen an (z.B. A&gt;B=D&gt;E&gt;C) – nur ein Beispiel für die Nomenklatur – nicht unbedingt das korrekte Ergebnis.</text:p>
      <text:p text:style-name="P8"/>
      <text:p text:style-name="P8">A=D=E&gt;B=C</text:p>
      <text:p text:style-name="P8"/>
      <text:p text:style-name="P8">Begründen Sie ihre Entscheidung:</text:p>
      <text:p text:style-name="P8"/>
      <text:p text:style-name="P8">Da A der alleinige Verbraucher ist, sollte er mit voller Helligkeit leuchten.</text:p>
      <text:p text:style-name="P8">Da an D und E die gleiche Spannung anliegt und die Spannungsquelle Ideal ist, leuchten Sie genau so hell wie A.</text:p>
      <text:p text:style-name="P8"><text:soft-page-break/>Da B und C sich die Spannung teilen, sollten Sie nur halb so hell sein.</text:p>
      <text:p text:style-name="P8"/>
      <text:p text:style-name="P8">Aufgabe 3.3</text:p>
      <text:p text:style-name="P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">Mit zunächst geöffnetem Schalter</text:p>
          </table:table-cell>
          <table:table-cell table:style-name="Table1.B1" office:value-type="string">
            <text:p text:style-name="P16">Nach dem Schließen des Schalters:</text:p>
          </table:table-cell>
        </table:table-row>
        <table:table-row>
          <table:table-cell table:style-name="Table1.A2" office:value-type="string">
            <text:p text:style-name="P16">Begründen Sie ihre Entscheidung:</text:p>
          </table:table-cell>
          <table:table-cell table:style-name="Table1.B2" office:value-type="string">
            <text:p text:style-name="P16">Begründen Sie ihre Entscheidung:</text:p>
          </table:table-cell>
        </table:table-row>
        <table:table-row>
          <table:table-cell table:style-name="Table1.A2" office:value-type="string">
            <text:p text:style-name="P16">Sie leuchten gleich Hell, da Sie die Spannung in der Reihenschaltung teilen.</text:p>
          </table:table-cell>
          <table:table-cell table:style-name="Table1.B2" office:value-type="string">
            <text:p text:style-name="P16">Durch die Parralelschlatung von B und C, verringert sich der Widerstand und A und D leuchten heller, da der gesamt Widerstand gesunken ist.</text:p>
          </table:table-cell>
        </table:table-row>
        <table:table-row>
          <table:table-cell table:style-name="Table1.A2" office:value-type="string">
            <text:p text:style-name="P16">Wie verändert sich die Helligkeit der Glühlampe D durch das Schließen des Schalters ? (Begründung mit angeben)</text:p>
          </table:table-cell>
          <table:table-cell table:style-name="Table1.B2" office:value-type="string">
            <text:p text:style-name="P16">Wie verändert sich die Helligkeit der Glühlampe D durch das Schließen des Schalters ? (Begründung mit angeben)</text:p>
          </table:table-cell>
        </table:table-row>
        <table:table-row table:style-name="Table1.5">
          <table:table-cell table:style-name="Table1.A2" office:value-type="string">
            <text:p text:style-name="P16">Sie wird heller, da der Widerstand in der Reihenschaltung sinkt</text:p>
          </table:table-cell>
          <table:table-cell table:style-name="Table1.B2" office:value-type="string">
            <text:p text:style-name="P16">Sie wird heller, da der Widerstand in der Reihenschaltung sinkt</text:p>
          </table:table-cell>
        </table:table-row>
      </table:table>
      <text:p text:style-name="P8"/>
      <text:p text:style-name="P8"/>
      <text:p text:style-name="P9">Aufgabe 3.4</text:p>
      <text:p text:style-name="P9"/>
      <text:p text:style-name="P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7">Reihen Sie die Glühlampen nach der Helligkeit der Glühlampen an und begründen Sie ihre Entscheidung.</text:p>
          </table:table-cell>
          <table:table-cell table:style-name="Table2.B1" office:value-type="string">
            <text:p text:style-name="P18">Verändert sich die Helligkeit von Glühlampe A ?</text:p>
            <text:p text:style-name="P18">Wenn ja, wie (heller, dunkler)? Begründen Sie Ihre Entscheidung.</text:p>
          </table:table-cell>
        </table:table-row>
        <table:table-row>
          <table:table-cell table:style-name="Table2.A2" office:value-type="string">
            <text:p text:style-name="P17">A&gt;D&gt;B=C </text:p>
            <text:p text:style-name="P17">Parralelschaltung von B,C,D sorgt für A hellste. Reihenschaltung von B und C sorgt für Spannungsteilung, daher dunkler.</text:p>
          </table:table-cell>
          <table:table-cell table:style-name="Table2.B2" office:value-type="string">
            <text:p text:style-name="P18">A = D</text:p>
            <text:p text:style-name="P18">Ja, Sie wird dunkler, da die Parralelschaltung von B,C,D wegfällt und der Widerstand sich erhöht.</text:p>
          </table:table-cell>
        </table:table-row>
        <table:table-row>
          <table:table-cell table:style-name="Table2.A2" office:value-type="string">
            <text:p text:style-name="P18">Vergleichen Sie die Spannung über den Glühlampen A und D (kleiner/gleich/größer). Begründen Sie Ihre Antwort.</text:p>
          </table:table-cell>
          <table:table-cell table:style-name="Table2.B2" office:value-type="string">
            <text:p text:style-name="P18">Verändert sich die Helligkeit von Glühlampe D?</text:p>
            <text:p text:style-name="P18">Wenn ja, wie(heller, dunkler)? Begründen Sie Ihre Entscheidung.</text:p>
          </table:table-cell>
        </table:table-row>
        <table:table-row>
          <table:table-cell table:style-name="Table2.A2" office:value-type="string">
            <text:p text:style-name="P18">A = 4,4V ; D = 1,5V</text:p>
            <text:p text:style-name="P18">A ist in Reihenschaltung mit allen anderen Lampen und leuchtet daher am hellsten.</text:p>
          </table:table-cell>
          <table:table-cell table:style-name="Table2.B2" office:value-type="string">
            <text:p text:style-name="P18">Heller, da nicht mehr <text:span text:style-name="T4">in der Reihenschaltung und da D sich die Spannung nicht mehr mit B,C teilen muss.</text:span></text:p>
          </table:table-cell>
        </table:table-row>
        <table:table-row>
          <table:table-cell table:style-name="Table2.A2" office:value-type="string">
            <text:p text:style-name="P18">Vergleichen Sie die Spannung über den Glühlampen B und C (kleiner/gleich/größer).</text:p>
            <text:p text:style-name="P18">Begründen Sie Ihre Antwort.</text:p>
          </table:table-cell>
          <table:table-cell table:style-name="Table2.B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18">B=C</text:p>
            <text:p text:style-name="P18">Da Sie in Reihe geschaltet sind.</text:p>
          </table:table-cell>
          <table:table-cell table:style-name="Table2.B2" office:value-type="string">
            <text:p text:style-name="P19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15:08:51.975259246</meta:creation-date>
    <dc:date>2018-11-22T19:49:07.979134102</dc:date>
    <meta:editing-duration>PT12M51S</meta:editing-duration>
    <meta:editing-cycles>5</meta:editing-cycles>
    <meta:generator>LibreOffice/6.0.7.3.0$Linux_X86_64 LibreOffice_project/00m0$Build-3</meta:generator>
    <meta:document-statistic meta:table-count="2" meta:image-count="0" meta:object-count="25" meta:page-count="3" meta:paragraph-count="82" meta:word-count="401" meta:character-count="2479" meta:non-whitespace-character-count="2129"/>
  </office:meta>
</office:document-meta>
</file>

<file path=Object 1/content.xml><?xml version="1.0" encoding="utf-8"?>
<math xmlns="http://www.w3.org/1998/Math/MathML" display="block">
  <semantics>
    <mrow>
      <mi mathvariant="italic">geg</mi>
      <mi>.</mi>
      <mi mathvariant="normal">:</mi>
      <mrow>
        <msub>
          <mi>U</mi>
          <mi>A</mi>
        </msub>
        <mo stretchy="false">=</mo>
        <mn>6</mn>
      </mrow>
      <mi>V</mi>
      <mrow>
        <msub>
          <mi>R</mi>
          <mi>A</mi>
        </msub>
        <mo stretchy="false">=</mo>
        <mn>10</mn>
      </mrow>
      <mi mathvariant="normal">Ω</mi>
    </mrow>
    <annotation encoding="StarMath 5.0">geg.: U_A = 6V R_A = 10 %OMEGA</annotation>
  </semantics>
</math>
</file>

<file path=Object 10/content.xml><?xml version="1.0" encoding="utf-8"?>
<math xmlns="http://www.w3.org/1998/Math/MathML" display="block">
  <semantics>
    <mrow>
      <mrow>
        <msub>
          <mi>R</mi>
          <mi mathvariant="italic">ges</mi>
        </msub>
        <mo stretchy="false">=</mo>
        <mfrac>
          <mrow>
            <msub>
              <mi>R</mi>
              <mi>D</mi>
            </msub>
            <mo stretchy="false">∗</mo>
            <msub>
              <mi>R</mi>
              <mi>E</mi>
            </msub>
          </mrow>
          <mrow>
            <msub>
              <mi>R</mi>
              <mi>D</mi>
            </msub>
            <mo stretchy="false">+</mo>
            <msub>
              <mi>R</mi>
              <mi>E</mi>
            </msub>
          </mrow>
        </mfrac>
        <mo stretchy="false">=</mo>
        <mfrac>
          <mrow>
            <mn>10</mn>
            <mrow>
              <mi mathvariant="normal">Ω</mi>
              <mo stretchy="false">∗</mo>
              <mn>10</mn>
            </mrow>
            <mi mathvariant="normal">Ω</mi>
          </mrow>
          <mrow>
            <mn>10</mn>
            <mrow>
              <mi mathvariant="normal">Ω</mi>
              <mo stretchy="false">+</mo>
              <mn>10</mn>
            </mrow>
            <mi mathvariant="normal">Ω</mi>
          </mrow>
        </mfrac>
        <mo stretchy="false">=</mo>
        <mn>5</mn>
      </mrow>
      <mi mathvariant="normal">Ω</mi>
    </mrow>
    <annotation encoding="StarMath 5.0">R_{ges} = {R_D * R_E} over {R_D + R_E} = {10 %OMEGA * 10 %OMEGA} over {10 %OMEGA + 10 %OMEGA} = 5 %OMEGA</annotation>
  </semantics>
</math>
</file>

<file path=Object 11/content.xml><?xml version="1.0" encoding="utf-8"?>
<math xmlns="http://www.w3.org/1998/Math/MathML" display="block">
  <semantics>
    <mrow>
      <mrow>
        <msub>
          <mi>I</mi>
          <mi mathvariant="italic">DE</mi>
        </msub>
        <mo stretchy="false">=</mo>
        <mfrac>
          <msub>
            <mi>U</mi>
            <mi mathvariant="italic">DE</mi>
          </msub>
          <msub>
            <mi>R</mi>
            <mi mathvariant="italic">DE</mi>
          </msub>
        </mfrac>
        <mo stretchy="false">=</mo>
        <mfrac>
          <mrow>
            <mn>6</mn>
            <mi>V</mi>
          </mrow>
          <mrow>
            <mn>5</mn>
            <mi mathvariant="normal">Ω</mi>
          </mrow>
        </mfrac>
        <mo stretchy="false">=</mo>
        <mn>1.2</mn>
      </mrow>
      <mi>A</mi>
    </mrow>
    <annotation encoding="StarMath 5.0">I_{DE} = U_{DE} over R_{DE} = {6V} over {5 %OMEGA} = 1.2 A </annotation>
  </semantics>
</math>
</file>

<file path=Object 12/content.xml><?xml version="1.0" encoding="utf-8"?>
<math xmlns="http://www.w3.org/1998/Math/MathML" display="block">
  <semantics>
    <mrow>
      <mrow>
        <mi>R</mi>
        <mo stretchy="false">=</mo>
        <mfrac>
          <mi>U</mi>
          <mi>I</mi>
        </mfrac>
        <mo stretchy="false">=</mo>
        <mfrac>
          <mrow>
            <mn>6</mn>
            <mi>V</mi>
          </mrow>
          <mrow>
            <mn>0.193</mn>
            <mi>A</mi>
          </mrow>
        </mfrac>
        <mo stretchy="false">=</mo>
        <mn>31,1</mn>
      </mrow>
      <mi mathvariant="normal">Ω</mi>
    </mrow>
    <annotation encoding="StarMath 5.0">R = {U} over {I} = {6V} over {0.193 A} = 31,1 %OMEGA</annotation>
  </semantics>
</math>
</file>

<file path=Object 13/content.xml><?xml version="1.0" encoding="utf-8"?>
<math xmlns="http://www.w3.org/1998/Math/MathML" display="block">
  <semantics>
    <mrow>
      <msub>
        <mi>R</mi>
        <mi mathvariant="italic">ges</mi>
      </msub>
      <mo stretchy="false">=</mo>
      <mfrac>
        <mrow>
          <mi>R</mi>
          <mrow>
            <mn>1</mn>
            <mo stretchy="false">∗</mo>
            <mi>R</mi>
          </mrow>
          <mn>2</mn>
        </mrow>
        <mrow>
          <mi>R</mi>
          <mrow>
            <mn>1</mn>
            <mo stretchy="false">+</mo>
            <mi>R</mi>
          </mrow>
          <mn>2</mn>
        </mrow>
      </mfrac>
      <mo stretchy="false">=</mo>
      <mfrac>
        <mrow>
          <mi>R</mi>
          <mn>1</mn>
        </mrow>
        <mn>2</mn>
      </mfrac>
    </mrow>
    <annotation encoding="StarMath 5.0">R_ges = { R1 * R2 } over { R1+R2 } = {R1} over {2}</annotation>
  </semantics>
</math>
</file>

<file path=Object 14/content.xml><?xml version="1.0" encoding="utf-8"?>
<math xmlns="http://www.w3.org/1998/Math/MathML" display="block">
  <semantics>
    <mrow>
      <mn>31.1</mn>
      <mrow>
        <mi mathvariant="normal">Ω</mi>
        <mo stretchy="false">=</mo>
        <mfrac>
          <mrow>
            <mi>R</mi>
            <mn>1</mn>
          </mrow>
          <mn>2</mn>
        </mfrac>
      </mrow>
      <mrow>
        <mo stretchy="false">⋮</mo>
        <mo stretchy="false">∗</mo>
        <mn>2</mn>
      </mrow>
    </mrow>
    <annotation encoding="StarMath 5.0">31.1 %OMEGA = { R1 } over { 2 }  dotsvert *2</annotation>
  </semantics>
</math>
</file>

<file path=Object 15/content.xml><?xml version="1.0" encoding="utf-8"?>
<math xmlns="http://www.w3.org/1998/Math/MathML" display="block">
  <semantics>
    <mrow>
      <mi>R</mi>
      <mrow>
        <mn>1</mn>
        <mo stretchy="false">=</mo>
        <mn>62.2</mn>
      </mrow>
      <mi mathvariant="normal">Ω</mi>
    </mrow>
    <annotation encoding="StarMath 5.0">R1 = 62.2 %OMEGA</annotation>
  </semantics>
</math>
</file>

<file path=Object 16/content.xml><?xml version="1.0" encoding="utf-8"?>
<math xmlns="http://www.w3.org/1998/Math/MathML" display="block">
  <semantics>
    <mrow>
      <mrow>
        <msub>
          <mi>R</mi>
          <mi mathvariant="italic">ges</mi>
        </msub>
        <mo stretchy="false">=</mo>
        <mrow>
          <mi>A</mi>
          <mo stretchy="false">+</mo>
          <mi>B</mi>
          <mo stretchy="false">+</mo>
          <mi>D</mi>
        </mrow>
        <mo stretchy="false">=</mo>
        <mn>10</mn>
      </mrow>
      <mrow>
        <mi mathvariant="normal">Ω</mi>
        <mo stretchy="false">+</mo>
        <mn>10</mn>
      </mrow>
      <mrow>
        <mi mathvariant="normal">Ω</mi>
        <mo stretchy="false">+</mo>
        <mn>10</mn>
      </mrow>
      <mrow>
        <mi mathvariant="normal">Ω</mi>
        <mo stretchy="false">=</mo>
        <mn>30</mn>
      </mrow>
      <mi mathvariant="normal">Ω</mi>
    </mrow>
    <annotation encoding="StarMath 5.0">R_{ges} = A + B + D = 10%OMEGA + 10%OMEGA + 10%OMEGA = 30 %OMEGA </annotation>
  </semantics>
</math>
</file>

<file path=Object 17/content.xml><?xml version="1.0" encoding="utf-8"?>
<math xmlns="http://www.w3.org/1998/Math/MathML" display="block">
  <semantics>
    <mrow>
      <mrow>
        <mi>U</mi>
        <mo stretchy="false">=</mo>
        <mfrac>
          <mi>R</mi>
          <mi>I</mi>
        </mfrac>
        <mo stretchy="false">=</mo>
        <mfrac>
          <mrow>
            <mn>6</mn>
            <mi>V</mi>
          </mrow>
          <mrow>
            <mn>30</mn>
            <mi mathvariant="normal">Ω</mi>
          </mrow>
        </mfrac>
        <mo stretchy="false">=</mo>
        <mn>0.2</mn>
      </mrow>
      <mi>A</mi>
    </mrow>
    <annotation encoding="StarMath 5.0">U = {R} over {I} = { 6V} over { 30 %OMEGA} = 0.2A</annotation>
  </semantics>
</math>
</file>

<file path=Object 18/content.xml><?xml version="1.0" encoding="utf-8"?>
<math xmlns="http://www.w3.org/1998/Math/MathML" display="block">
  <semantics>
    <mrow>
      <msub>
        <mi>R</mi>
        <mi mathvariant="italic">ges</mi>
      </msub>
      <mo stretchy="false">=</mo>
      <mrow>
        <mfrac>
          <mrow>
            <mi>B</mi>
            <mo stretchy="false">∗</mo>
            <mi>C</mi>
          </mrow>
          <mrow>
            <mi>B</mi>
            <mo stretchy="false">+</mo>
            <mi>C</mi>
          </mrow>
        </mfrac>
        <mo stretchy="false">+</mo>
        <mi>A</mi>
        <mo stretchy="false">+</mo>
        <mi>D</mi>
      </mrow>
    </mrow>
    <annotation encoding="StarMath 5.0">R_{ges} = {B*C} over {B+C} + A + D</annotation>
  </semantics>
</math>
</file>

<file path=Object 19/content.xml><?xml version="1.0" encoding="utf-8"?>
<math xmlns="http://www.w3.org/1998/Math/MathML" display="block">
  <semantics>
    <mrow>
      <mrow>
        <msub>
          <mi>R</mi>
          <mi mathvariant="italic">ges</mi>
        </msub>
        <mo stretchy="false">=</mo>
        <mrow>
          <mfrac>
            <mrow>
              <mn>10</mn>
              <mrow>
                <mi mathvariant="normal">Ω</mi>
                <mo stretchy="false">∗</mo>
                <mn>10</mn>
              </mrow>
              <mi mathvariant="normal">Ω</mi>
            </mrow>
            <mrow>
              <mn>10</mn>
              <mrow>
                <mi mathvariant="normal">Ω</mi>
                <mo stretchy="false">+</mo>
                <mn>10</mn>
              </mrow>
              <mi mathvariant="normal">Ω</mi>
            </mrow>
          </mfrac>
          <mo stretchy="false">+</mo>
          <mn>10</mn>
        </mrow>
      </mrow>
      <mrow>
        <mi mathvariant="normal">Ω</mi>
        <mo stretchy="false">+</mo>
        <mn>10</mn>
      </mrow>
      <mi mathvariant="normal">Ω</mi>
    </mrow>
    <annotation encoding="StarMath 5.0">R_{ges} = {10 %OMEGA *10 %OMEGA } over {10 %OMEGA +10 %OMEGA } + 10 %OMEGA  + 10 %OMEGA </annotation>
  </semantics>
</math>
</file>

<file path=Object 20/content.xml><?xml version="1.0" encoding="utf-8"?>
<math xmlns="http://www.w3.org/1998/Math/MathML" display="block">
  <semantics>
    <mrow>
      <mrow>
        <msub>
          <mi>R</mi>
          <mi mathvariant="italic">ges</mi>
        </msub>
        <mo stretchy="false">=</mo>
        <mn>25</mn>
      </mrow>
      <mi mathvariant="normal">Ω</mi>
    </mrow>
    <annotation encoding="StarMath 5.0">R_{ges} = 25 %OMEGA</annotation>
  </semantics>
</math>
</file>

<file path=Object 21/content.xml><?xml version="1.0" encoding="utf-8"?>
<math xmlns="http://www.w3.org/1998/Math/MathML" display="block">
  <semantics>
    <mrow>
      <mrow>
        <mi>I</mi>
        <mo stretchy="false">=</mo>
        <mfrac>
          <mi>U</mi>
          <mi>R</mi>
        </mfrac>
        <mo stretchy="false">=</mo>
        <mfrac>
          <mrow>
            <mn>6</mn>
            <mi>V</mi>
          </mrow>
          <mrow>
            <mn>25</mn>
            <mi mathvariant="normal">Ω</mi>
          </mrow>
        </mfrac>
        <mo stretchy="false">=</mo>
        <mn>0.24</mn>
      </mrow>
      <mrow>
        <mi>A</mi>
        <mo stretchy="false">=</mo>
        <mn>240</mn>
      </mrow>
      <mi mathvariant="italic">mA</mi>
    </mrow>
    <annotation encoding="StarMath 5.0">I = {U} over {R} = {6V} over { 25%OMEGA } = 0.24A = 240mA</annotation>
  </semantics>
</math>
</file>

<file path=Object 22/content.xml><?xml version="1.0" encoding="utf-8"?>
<math xmlns="http://www.w3.org/1998/Math/MathML" display="block">
  <semantics>
    <mrow>
      <mi mathvariant="italic">geg</mi>
      <mi>.</mi>
      <mi mathvariant="normal">:</mi>
      <mrow>
        <mi>U</mi>
        <mo stretchy="false">=</mo>
        <mn>6</mn>
      </mrow>
      <mi>V</mi>
      <mrow>
        <mi>R</mi>
        <mo stretchy="false">=</mo>
        <mn>10</mn>
      </mrow>
      <mi mathvariant="normal">Ω</mi>
    </mrow>
    <annotation encoding="StarMath 5.0">geg.: U = 6V R = 10%OMEGA</annotation>
  </semantics>
</math>
</file>

<file path=Object 23/content.xml><?xml version="1.0" encoding="utf-8"?>
<math xmlns="http://www.w3.org/1998/Math/MathML" display="block">
  <semantics>
    <mrow>
      <mrow>
        <msub>
          <mi>R</mi>
          <mi mathvariant="italic">BC</mi>
        </msub>
        <mo stretchy="false">=</mo>
        <mrow>
          <mi>B</mi>
          <mo stretchy="false">+</mo>
          <mi>C</mi>
        </mrow>
        <mo stretchy="false">=</mo>
        <mn>10</mn>
      </mrow>
      <mrow>
        <mi mathvariant="normal">Ω</mi>
        <mo stretchy="false">+</mo>
        <mn>10</mn>
      </mrow>
      <mrow>
        <mi mathvariant="normal">Ω</mi>
        <mo stretchy="false">=</mo>
        <mn>20</mn>
      </mrow>
      <mi mathvariant="normal">Ω</mi>
    </mrow>
    <annotation encoding="StarMath 5.0">R_{BC} = B+C = 10 %OMEGA +10 %OMEGA = 20 %OMEGA</annotation>
  </semantics>
</math>
</file>

<file path=Object 24/content.xml><?xml version="1.0" encoding="utf-8"?>
<math xmlns="http://www.w3.org/1998/Math/MathML" display="block">
  <semantics>
    <mrow>
      <mrow>
        <msub>
          <mi>R</mi>
          <mi mathvariant="italic">BCD</mi>
        </msub>
        <mo stretchy="false">=</mo>
        <mfrac>
          <mrow>
            <mn>20</mn>
            <mrow>
              <mi mathvariant="normal">Ω</mi>
              <mo stretchy="false">∗</mo>
              <mn>10</mn>
            </mrow>
            <mi mathvariant="normal">Ω</mi>
          </mrow>
          <mrow>
            <mn>20</mn>
            <mrow>
              <mi mathvariant="normal">Ω</mi>
              <mo stretchy="false">+</mo>
              <mn>10</mn>
            </mrow>
            <mi mathvariant="normal">Ω</mi>
          </mrow>
        </mfrac>
        <mo stretchy="false">=</mo>
        <mn>6.666</mn>
      </mrow>
      <mi mathvariant="normal">Ω</mi>
    </mrow>
    <annotation encoding="StarMath 5.0">R_{BCD} = {20 %OMEGA *10 %OMEGA } over {20 %OMEGA +10 %OMEGA } = 6.666 %OMEGA </annotation>
  </semantics>
</math>
</file>

<file path=Object 25/content.xml><?xml version="1.0" encoding="utf-8"?>
<math xmlns="http://www.w3.org/1998/Math/MathML" display="block">
  <semantics>
    <mrow>
      <mrow>
        <msub>
          <mi>R</mi>
          <mi mathvariant="italic">ges</mi>
        </msub>
        <mo stretchy="false">=</mo>
        <mrow>
          <msub>
            <mi>R</mi>
            <mi mathvariant="italic">BCD</mi>
          </msub>
          <mo stretchy="false">+</mo>
          <msub>
            <mi>R</mi>
            <mi>A</mi>
          </msub>
        </mrow>
        <mo stretchy="false">=</mo>
        <mn>6.666</mn>
      </mrow>
      <mrow>
        <mi mathvariant="normal">Ω</mi>
        <mo stretchy="false">=</mo>
        <mrow>
          <mo stretchy="false">+</mo>
          <mn>10</mn>
        </mrow>
      </mrow>
      <mrow>
        <mi mathvariant="normal">Ω</mi>
        <mo stretchy="false">=</mo>
        <mn>16.666</mn>
      </mrow>
      <mi mathvariant="normal">Ω</mi>
    </mrow>
    <annotation encoding="StarMath 5.0">R_{ ges} = R_{BCD } + R_A = 6.666%OMEGA = + 10%OMEGA = 16.666%OMEGA</annotation>
  </semantics>
</math>
</file>

<file path=Object 26/content.xml><?xml version="1.0" encoding="utf-8"?>
<math xmlns="http://www.w3.org/1998/Math/MathML" display="block">
  <semantics>
    <mrow>
      <mrow>
        <mi>I</mi>
        <mo stretchy="false">=</mo>
        <mfrac>
          <mi>U</mi>
          <mi>R</mi>
        </mfrac>
        <mo stretchy="false">=</mo>
        <mfrac>
          <mrow>
            <mn>6</mn>
            <mi>V</mi>
          </mrow>
          <mrow>
            <mn>16.6</mn>
            <mi mathvariant="normal">Ω</mi>
          </mrow>
        </mfrac>
        <mo stretchy="false">=</mo>
        <mn>0.36</mn>
      </mrow>
      <mi>A</mi>
    </mrow>
    <annotation encoding="StarMath 5.0">I = U over R = { 6V } over { 16.6%OMEGA  } = 0.36A</annotation>
  </semantics>
</math>
</file>

<file path=Object 3/content.xml><?xml version="1.0" encoding="utf-8"?>
<math xmlns="http://www.w3.org/1998/Math/MathML" display="block">
  <semantics>
    <mrow>
      <mrow>
        <msub>
          <mi>I</mi>
          <mi>A</mi>
        </msub>
        <mo stretchy="false">=</mo>
        <mfrac>
          <msub>
            <mi>U</mi>
            <mi>A</mi>
          </msub>
          <msub>
            <mi>R</mi>
            <mi>A</mi>
          </msub>
        </mfrac>
        <mo stretchy="false">=</mo>
        <mfrac>
          <mrow>
            <mn>6</mn>
            <mi>V</mi>
          </mrow>
          <mrow>
            <mn>10</mn>
            <mi mathvariant="normal">Ω</mi>
          </mrow>
        </mfrac>
        <mo stretchy="false">=</mo>
        <mn>0.6</mn>
      </mrow>
      <mrow>
        <mi>A</mi>
        <mo stretchy="false">=</mo>
        <mn>600</mn>
      </mrow>
      <mi mathvariant="italic">mA</mi>
    </mrow>
    <annotation encoding="StarMath 5.0">I_A = U_A over R_A = {6V} over {10%OMEGA} = 0.6 A = 600 mA</annotation>
  </semantics>
</math>
</file>

<file path=Object 4/content.xml><?xml version="1.0" encoding="utf-8"?>
<math xmlns="http://www.w3.org/1998/Math/MathML" display="block">
  <semantics>
    <mrow>
      <mrow>
        <msub>
          <mi>R</mi>
          <mi>A</mi>
        </msub>
        <mo stretchy="false">=</mo>
        <mfrac>
          <msub>
            <mi>U</mi>
            <mi>A</mi>
          </msub>
          <msub>
            <mi>I</mi>
            <mi>A</mi>
          </msub>
        </mfrac>
        <mo stretchy="false">=</mo>
        <mfrac>
          <mrow>
            <mn>6</mn>
            <mi>V</mi>
          </mrow>
          <mrow>
            <mn>0.096</mn>
            <mi>A</mi>
          </mrow>
        </mfrac>
        <mo stretchy="false">=</mo>
        <mn>62.5</mn>
      </mrow>
      <mi mathvariant="normal">Ω</mi>
    </mrow>
    <annotation encoding="StarMath 5.0">R_A = U_A over I_A = {6V} over { 0.096A} = 62.5 %OMEGA</annotation>
  </semantics>
</math>
</file>

<file path=Object 5/content.xml><?xml version="1.0" encoding="utf-8"?>
<math xmlns="http://www.w3.org/1998/Math/MathML" display="block">
  <semantics>
    <mrow>
      <msub>
        <mi>R</mi>
        <mi mathvariant="italic">BC</mi>
      </msub>
      <mo stretchy="false">=</mo>
      <mrow>
        <msub>
          <mi>R</mi>
          <mi>B</mi>
        </msub>
        <mo stretchy="false">+</mo>
        <msub>
          <mi>R</mi>
          <mi>C</mi>
        </msub>
      </mrow>
    </mrow>
    <annotation encoding="StarMath 5.0">R_{BC} = R_B + R_C</annotation>
  </semantics>
</math>
</file>

<file path=Object 6/content.xml><?xml version="1.0" encoding="utf-8"?>
<math xmlns="http://www.w3.org/1998/Math/MathML" display="block">
  <semantics>
    <mrow>
      <mrow>
        <msub>
          <mi>R</mi>
          <mi mathvariant="italic">BC</mi>
        </msub>
        <mo stretchy="false">=</mo>
        <mn>10</mn>
      </mrow>
      <mrow>
        <mi mathvariant="normal">Ω</mi>
        <mo stretchy="false">+</mo>
        <mn>10</mn>
      </mrow>
      <mi mathvariant="normal">Ω</mi>
    </mrow>
    <annotation encoding="StarMath 5.0">R_{BC} = 10 %OMEGA + 10 %OMEGA</annotation>
  </semantics>
</math>
</file>

<file path=Object 7/content.xml><?xml version="1.0" encoding="utf-8"?>
<math xmlns="http://www.w3.org/1998/Math/MathML" display="block">
  <semantics>
    <mrow>
      <mrow>
        <msub>
          <mi>R</mi>
          <mi mathvariant="italic">BC</mi>
        </msub>
        <mo stretchy="false">=</mo>
        <mn>20</mn>
      </mrow>
      <mi mathvariant="normal">Ω</mi>
    </mrow>
    <annotation encoding="StarMath 5.0">R_{BC} = 20 %OMEGA</annotation>
  </semantics>
</math>
</file>

<file path=Object 8/content.xml><?xml version="1.0" encoding="utf-8"?>
<math xmlns="http://www.w3.org/1998/Math/MathML" display="block">
  <semantics>
    <mrow>
      <mrow>
        <msub>
          <mi>I</mi>
          <mi mathvariant="italic">BC</mi>
        </msub>
        <mo stretchy="false">=</mo>
        <mfrac>
          <msub>
            <mi>U</mi>
            <mi mathvariant="italic">BC</mi>
          </msub>
          <msub>
            <mi>R</mi>
            <mi mathvariant="italic">BC</mi>
          </msub>
        </mfrac>
        <mo stretchy="false">=</mo>
        <mfrac>
          <mrow>
            <mn>6</mn>
            <mi>V</mi>
          </mrow>
          <mrow>
            <mn>20</mn>
            <mi mathvariant="normal">Ω</mi>
          </mrow>
        </mfrac>
        <mo stretchy="false">=</mo>
        <mn>0.3</mn>
      </mrow>
      <mrow>
        <mi mathvariant="italic">mA</mi>
        <mo stretchy="false">=</mo>
        <mn>300</mn>
      </mrow>
      <mi mathvariant="italic">mA</mi>
    </mrow>
    <annotation encoding="StarMath 5.0">I_{BC} = U_{BC} over R_{BC} = {6V} over {20 %OMEGA } = 0.3 mA = 300 mA</annotation>
  </semantics>
</math>
</file>

<file path=Object 9/content.xml><?xml version="1.0" encoding="utf-8"?>
<math xmlns="http://www.w3.org/1998/Math/MathML" display="block">
  <semantics>
    <mrow>
      <mrow>
        <msub>
          <mi>R</mi>
          <mi mathvariant="italic">BC</mi>
        </msub>
        <mo stretchy="false">=</mo>
        <mfrac>
          <msub>
            <mi>U</mi>
            <mi mathvariant="italic">BC</mi>
          </msub>
          <msub>
            <mi>I</mi>
            <mi mathvariant="italic">BC</mi>
          </msub>
        </mfrac>
        <mo stretchy="false">=</mo>
        <mfrac>
          <mrow>
            <mn>6</mn>
            <mi>V</mi>
          </mrow>
          <mrow>
            <mn>0.0675</mn>
            <mi mathvariant="italic">mA</mi>
          </mrow>
        </mfrac>
        <mo stretchy="false">=</mo>
        <mn>88.88</mn>
      </mrow>
      <mi mathvariant="normal">Ω</mi>
    </mrow>
    <annotation encoding="StarMath 5.0">R_BC = U_BC over I_BC = {6V} over  {0.0675 mA} = 88.88 %OMEGA</annotation>
  </semantics>
</math>
</file>